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02cm" svg:stroke-color="#ffff00" draw:marker-start-width="0.352cm" draw:marker-end-width="0.352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color="#ffffff" draw:marker-end="Arrow" draw:marker-end-width="0.457cm" draw:textarea-horizontal-align="center" draw:textarea-vertical-align="middle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609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draw:stroke-dash="Fine_20_Dashed_20__28_var_29_" svg:stroke-width="0.102cm" svg:stroke-color="#ffff00" draw:marker-start-width="0.352cm" draw:marker-end="Arrow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2.927cm"/>
    </style:style>
    <style:style style:name="pr8" style:family="presentation" style:parent-style-name="Default-outline1">
      <style:graphic-properties draw:fill-color="#ffffff" fo:min-height="14.016cm"/>
    </style:style>
    <style:style style:name="pr9" style:family="presentation" style:parent-style-name="Default-outline1">
      <style:graphic-properties draw:fill-color="#ffffff" draw:auto-grow-height="true" fo:min-height="9.604cm"/>
    </style:style>
    <style:style style:name="pr10" style:family="presentation" style:parent-style-name="Default-outline1">
      <style:graphic-properties draw:fill-color="#ffffff" draw:auto-grow-height="true" fo:min-height="7.55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P11" style:family="paragraph">
      <style:paragraph-properties fo:margin-left="6cm" fo:margin-right="0cm" text:enable-numbering="false" fo:text-indent="-0.6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23ff23" fo:font-size="18pt" fo:font-weight="bold"/>
    </style:style>
    <style:style style:name="P14" style:family="paragraph">
      <style:paragraph-properties fo:margin-left="0cm" fo:margin-right="0cm" fo:text-indent="0cm"/>
      <style:text-properties fo:color="#ffff00" fo:font-size="24pt" fo:font-weight="bold"/>
    </style:style>
    <style:style style:name="P15" style:family="paragraph">
      <style:paragraph-properties fo:margin-left="0cm" fo:margin-right="0cm" fo:text-indent="0cm"/>
      <style:text-properties fo:color="#ffff00" fo:font-size="18pt" fo:font-weight="bold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2.4cm" fo:margin-right="0cm" text:enable-numbering="false" fo:text-indent="-0.8cm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color="#ffff00"/>
    </style:style>
    <style:style style:name="T3" style:family="text">
      <style:text-properties fo:color="#ffffff"/>
    </style:style>
    <style:style style:name="T4" style:family="text">
      <style:text-properties fo:color="#ffcc99" fo:font-size="22pt" fo:font-weight="bold"/>
    </style:style>
    <style:style style:name="T5" style:family="text">
      <style:text-properties fo:color="#23ff23" fo:font-size="22pt" fo:font-weight="bold"/>
    </style:style>
    <style:style style:name="T6" style:family="text">
      <style:text-properties fo:color="#00ffff" fo:font-size="22pt" fo:font-weight="bold"/>
    </style:style>
    <style:style style:name="T7" style:family="text">
      <style:text-properties fo:color="#ffffff" fo:font-size="22pt" fo:font-weight="bold"/>
    </style:style>
    <style:style style:name="T8" style:family="text">
      <style:text-properties fo:color="#ccccff" fo:font-size="22pt" fo:font-weight="bold"/>
    </style:style>
    <style:style style:name="T9" style:family="text">
      <style:text-properties fo:color="#ffff00" fo:font-size="22pt" fo:font-weight="bold"/>
    </style:style>
    <style:style style:name="T10" style:family="text">
      <style:text-properties fo:color="#23ff23" fo:font-size="18pt" fo:font-weight="bold"/>
    </style:style>
    <style:style style:name="T11" style:family="text">
      <style:text-properties fo:color="#ffff00" fo:font-size="24pt" fo:font-weight="bold"/>
    </style:style>
    <style:style style:name="T12" style:family="text">
      <style:text-properties fo:color="#23ff23"/>
    </style:style>
    <style:style style:name="T13" style:family="text">
      <style:text-properties style:text-position="33% 58%"/>
    </style:style>
    <style:style style:name="T14" style:family="text">
      <style:text-properties fo:color="#ffff00" fo:font-size="18pt" fo:font-weight="bold"/>
    </style:style>
    <style:style style:name="T15" style:family="text">
      <style:text-properties fo:color="#ff8080" fo:font-size="22pt" fo:font-weight="bold"/>
    </style:style>
    <style:style style:name="T16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linked lists</presentation:footer-decl>
      <presentation:footer-decl presentation:name="ftr2">CMPTxxxx</presentation:footer-decl>
      <presentation:date-time-decl presentation:name="dtd1" presentation:source="fixed">26 Nov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905cm" svg:height="4.58cm" svg:x="1.4cm" svg:y="1.736cm" presentation:class="title" presentation:user-transformed="true">
          <draw:text-box>
            <text:p text:style-name="P1"><text:span text:style-name="T1">§12.10-12.11, Py ch17: Linked Lists</text:span></text:p>
          </draw:text-box>
        </draw:frame>
        <draw:frame presentation:style-name="pr2" draw:text-style-name="P1" draw:layer="layout" svg:width="15.06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6 Nov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last time (12.1-12.5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Pointers </text:span><text:span text:style-name="T3">(in Modula-2 and C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ing</text:span> pointers, <text:span text:style-name="T2">dereferencing</text:span> poin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ssignment <text:span text:style-name="T2">compati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ointer <text:span text:style-name="T2">arithmeti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NIL (</text:span><text:span text:style-name="T3">in C: </text:span><text:span text:style-name="T2">NULL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Static</text:span> vs. <text:span text:style-name="T2">dynamic</text:span> allocation of memo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ctivation</text:span> recor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tack</text:span>, stack pointer</text:p>
                  </text:list-item>
                </text:list>
              </text:list-item>
            </text:list>
            <text:list text:style-name="L3">
              <text:list-item>
                <text:p text:style-name="P3">Dynamic variables: <text:span text:style-name="T2">NEW</text:span>(), <text:span text:style-name="T2">DISPO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927cm" svg:x="1cm" svg:y="0.462cm" presentation:class="title">
          <draw:text-box>
            <text:p text:style-name="P1">Quiz09</text:p>
          </draw:text-box>
        </draw:frame>
        <draw:frame presentation:style-name="pr8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What are <text:span text:style-name="T2">namespaces</text:span>?</text:p>
              </text:list-item>
            </text:list>
            <text:list text:style-name="L3">
              <text:list-item>
                <text:p text:style-name="P3">Define and contrast: <text:span text:style-name="T2">scope</text:span> vs <text:span text:style-name="T2">duration</text:span> of a variable</text:p>
              </text:list-item>
            </text:list>
            <text:list text:style-name="L3">
              <text:list-item>
                <text:p text:style-name="P3">Say a class method references a variable name.<text:line-break/>According to Python's <text:span text:style-name="T2">scope</text:span> rules, what is the <text:span text:style-name="T2">order</text:span> of <text:span text:style-name="T2">namespaces</text:span> searched to resolve that name?</text:p>
              </text:list-item>
            </text:list>
            <text:list text:style-name="L3">
              <text:list-item>
                <text:p text:style-name="P3">Define and contrast: <text:span text:style-name="T2">static</text:span> vs. <text:span text:style-name="T2">dynamic</text:span> variables</text:p>
              </text:list-item>
            </text:list>
            <text:list text:style-name="L3">
              <text:list-item>
                <text:p text:style-name="P3">Name the area of <text:span text:style-name="T2">memory</text:span> used for dynamic variables</text:p>
              </text:list-item>
            </text:list>
            <text:list text:style-name="L3">
              <text:list-item>
                <text:p text:style-name="P3">What are <text:span text:style-name="T2">pointers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What's on for today (12.8-12.12)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3"><text:span text:style-name="T2">Linked lists</text:span></text:p>
              </text:list-item>
            </text:list>
            <text:list text:style-name="L3">
              <text:list-item>
                <text:list>
                  <text:list-item>
                    <text:p text:style-name="P4">Type <text:span text:style-name="T2">definition</text:span>, <text:span text:style-name="T2">creating</text:span> a new 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Inserting</text:span> in nth posi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Insert at <text:span text:style-name="T2">head</text:span>, append to <text:span text:style-name="T2">tai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Deleti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Algorithmic</text:span> efficienc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ircularly</text:span> linked li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idirectional</text:span> list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line draw:style-name="gr2" draw:text-style-name="P7" draw:layer="layout" svg:x1="25.7cm" svg:y1="15.775cm" svg:x2="23.795cm" svg:y2="17.68cm">
          <text:p text:style-name="P1"/>
        </draw:line>
        <draw:frame presentation:style-name="pr4" draw:text-style-name="P1" draw:layer="layout" svg:width="25.199cm" svg:height="3.178cm" svg:x="1cm" svg:y="0.337cm" presentation:class="title">
          <draw:text-box>
            <text:p text:style-name="P1">Linked lists: creating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A <text:span text:style-name="T2">linked list</text:span> is a dynamic ADT where each item in the list contains a <text:span text:style-name="T2">pointer</text:span> to the next item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class</text:span><text:span text:style-name="T5"> </text:span><text:span text:style-name="T6">Node</text:span><text:span text:style-name="T7">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def</text:span><text:span text:style-name="T7"> </text:span><text:span text:style-name="T6">__init__</text:span><text:span text:style-name="T7">(self, </text:span><text:span text:style-name="T5">data</text:span><text:span text:style-name="T7">=</text:span><text:span text:style-name="T8">None</text:span><text:span text:style-name="T7">, </text:span><text:span text:style-name="T5">next</text:span><text:span text:style-name="T7">=</text:span><text:span text:style-name="T8">None</text:span><text:span text:style-name="T7">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self.</text:span><text:span text:style-name="T5">data</text:span><text:span text:style-name="T7"> = </text:span><text:span text:style-name="T5">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self.</text:span><text:span text:style-name="T5">next</text:span><text:span text:style-name="T7"> = </text:span><text:span text:style-name="T5">nex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1</text:span><text:span text:style-name="T7"> = Node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2</text:span><text:span text:style-name="T7"> = Node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1</text:span><text:span text:style-name="T7">.</text:span><text:span text:style-name="T5">next</text:span><text:span text:style-name="T7"> = </text:span><text:span text:style-name="T9">n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13" draw:id="id3" draw:layer="layout" svg:width="1.905cm" svg:height="1.905cm" svg:x="14.605cm" svg:y="12.7cm">
          <text:p text:style-name="P12"><text:span text:style-name="T10">data</text:span></text:p>
        </draw:rect>
        <draw:rect draw:style-name="gr3" draw:text-style-name="P13" draw:layer="layout" svg:width="1.905cm" svg:height="1.905cm" svg:x="16.506cm" svg:y="12.701cm">
          <text:p text:style-name="P12"><text:span text:style-name="T10">next</text:span></text:p>
        </draw:rect>
        <draw:rect draw:style-name="gr3" draw:text-style-name="P13" draw:id="id1" draw:layer="layout" svg:width="1.905cm" svg:height="1.905cm" svg:x="20.005cm" svg:y="12.7cm">
          <text:p text:style-name="P12"><text:span text:style-name="T10">data</text:span></text:p>
        </draw:rect>
        <draw:rect draw:style-name="gr3" draw:text-style-name="P13" draw:layer="layout" svg:width="1.905cm" svg:height="1.905cm" svg:x="21.906cm" svg:y="12.701cm">
          <text:p text:style-name="P12"><text:span text:style-name="T10">next</text:span></text:p>
        </draw:rect>
        <draw:rect draw:style-name="gr3" draw:text-style-name="P13" draw:id="id2" draw:layer="layout" svg:width="1.905cm" svg:height="1.905cm" svg:x="21.905cm" svg:y="15.7cm">
          <text:p text:style-name="P12"><text:span text:style-name="T10">data</text:span></text:p>
        </draw:rect>
        <draw:rect draw:style-name="gr3" draw:text-style-name="P13" draw:layer="layout" svg:width="1.905cm" svg:height="1.905cm" svg:x="23.806cm" svg:y="15.701cm">
          <text:p text:style-name="P12"><text:span text:style-name="T10">next</text:span></text:p>
        </draw:rect>
        <draw:connector draw:style-name="gr4" draw:text-style-name="P7" draw:layer="layout" draw:type="line" svg:x1="17.52cm" svg:y1="14.123cm" svg:x2="20.005cm" svg:y2="13.652cm" draw:end-shape="id1" draw:end-glue-point="3">
          <text:p text:style-name="P1"/>
        </draw:connector>
        <draw:connector draw:style-name="gr4" draw:text-style-name="P7" draw:layer="layout" draw:type="line" svg:x1="23.121cm" svg:y1="14.124cm" svg:x2="25.606cm" svg:y2="13.653cm">
          <text:p text:style-name="P1"/>
        </draw:connector>
        <draw:connector draw:style-name="gr4" draw:text-style-name="P7" draw:layer="layout" draw:type="line" svg:x1="19.322cm" svg:y1="17.125cm" svg:x2="21.905cm" svg:y2="16.652cm" draw:end-shape="id2" draw:end-glue-point="3">
          <text:p text:style-name="P1"/>
        </draw:connector>
        <draw:frame draw:style-name="gr5" draw:text-style-name="P14" draw:layer="layout" svg:width="1.787cm" svg:height="1.295cm" svg:x="25.63cm" svg:y="12.903cm">
          <draw:text-box>
            <text:p text:style-name="P1"><text:span text:style-name="T11">. . .</text:span></text:p>
          </draw:text-box>
        </draw:frame>
        <draw:frame draw:style-name="gr5" draw:text-style-name="P14" draw:layer="layout" svg:width="1.787cm" svg:height="1.295cm" svg:x="17.697cm" svg:y="16.268cm">
          <draw:text-box>
            <text:p text:style-name="P1"><text:span text:style-name="T11">. . .</text:span></text:p>
          </draw:text-box>
        </draw:frame>
        <draw:connector draw:style-name="gr6" draw:text-style-name="P7" draw:layer="layout" draw:type="line" svg:x1="11.485cm" svg:y1="14.441cm" svg:x2="14.605cm" svg:y2="13.652cm" draw:end-shape="id3" draw:end-glue-point="3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perations on linked lis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Index</text:span> into list (get a <text:span text:style-name="T2">reference</text:span> to <text:span text:style-name="T12">n</text:span><text:span text:style-name="T13">th</text:span> node)</text:p>
              </text:list-item>
            </text:list>
            <text:list text:style-name="L3">
              <text:list-item>
                <text:p text:style-name="P3"><text:span text:style-name="T2">Print</text:span> out the list</text:p>
              </text:list-item>
            </text:list>
            <text:list text:style-name="L3">
              <text:list-item>
                <text:p text:style-name="P3"><text:span text:style-name="T2">Search</text:span> list for given data (<text:span text:style-name="T2">cargo</text:span>/payload)</text:p>
              </text:list-item>
            </text:list>
            <text:list text:style-name="L3">
              <text:list-item>
                <text:p text:style-name="P3"><text:span text:style-name="T2">Insert</text:span> a new node into a linked list</text:p>
              </text:list-item>
            </text:list>
            <text:list text:style-name="L3">
              <text:list-item>
                <text:p text:style-name="P3"><text:span text:style-name="T2">Delete</text:span> a node from a linked list</text:p>
              </text:list-item>
            </text:list>
            <text:list text:style-name="L3">
              <text:list-item>
                <text:list>
                  <text:list-item>
                    <text:p text:style-name="P4">By <text:span text:style-name="T2">index</text:span> (0, 1, 2, ...) or by <text:span text:style-name="T2">cargo</text:span></text:p>
                  </text:list-item>
                </text:list>
              </text:list-item>
            </text:list>
          </draw:text-box>
        </draw:frame>
        <draw:line draw:style-name="gr2" draw:text-style-name="P7" draw:layer="layout" svg:x1="21.041cm" svg:y1="15.306cm" svg:x2="19.136cm" svg:y2="17.211cm">
          <text:p text:style-name="P1"/>
        </draw:line>
        <draw:rect draw:style-name="gr3" draw:text-style-name="P13" draw:layer="layout" svg:width="1.905cm" svg:height="1.905cm" svg:x="6.206cm" svg:y="15.3cm">
          <text:p text:style-name="P12"><text:span text:style-name="T10">data</text:span></text:p>
        </draw:rect>
        <draw:rect draw:style-name="gr3" draw:text-style-name="P13" draw:layer="layout" svg:width="1.905cm" svg:height="1.905cm" svg:x="8.107cm" svg:y="15.301cm">
          <text:p text:style-name="P12"><text:span text:style-name="T10">next</text:span></text:p>
        </draw:rect>
        <draw:rect draw:style-name="gr3" draw:text-style-name="P13" draw:id="id4" draw:layer="layout" svg:width="1.905cm" svg:height="1.905cm" svg:x="11.606cm" svg:y="15.3cm">
          <text:p text:style-name="P12"><text:span text:style-name="T10">data</text:span></text:p>
        </draw:rect>
        <draw:rect draw:style-name="gr3" draw:text-style-name="P13" draw:layer="layout" svg:width="1.905cm" svg:height="1.905cm" svg:x="13.507cm" svg:y="15.301cm">
          <text:p text:style-name="P12"><text:span text:style-name="T10">next</text:span></text:p>
        </draw:rect>
        <draw:rect draw:style-name="gr3" draw:text-style-name="P13" draw:layer="layout" svg:width="1.905cm" svg:height="1.905cm" svg:x="17.246cm" svg:y="15.231cm">
          <text:p text:style-name="P12"><text:span text:style-name="T10">data</text:span></text:p>
        </draw:rect>
        <draw:rect draw:style-name="gr3" draw:text-style-name="P13" draw:layer="layout" svg:width="1.905cm" svg:height="1.905cm" svg:x="19.147cm" svg:y="15.232cm">
          <text:p text:style-name="P12"><text:span text:style-name="T10">next</text:span></text:p>
        </draw:rect>
        <draw:connector draw:style-name="gr4" draw:text-style-name="P7" draw:layer="layout" draw:type="line" svg:x1="9.121cm" svg:y1="16.723cm" svg:x2="11.606cm" svg:y2="16.252cm" draw:end-shape="id4" draw:end-glue-point="3">
          <text:p text:style-name="P1"/>
        </draw:connector>
        <draw:connector draw:style-name="gr4" draw:text-style-name="P7" draw:layer="layout" draw:type="line" svg:x1="14.722cm" svg:y1="16.724cm" svg:x2="17.207cm" svg:y2="16.253cm">
          <text:p text:style-name="P1"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ing a node into a linked list</text:p>
          </draw:text-box>
        </draw:frame>
        <draw:frame presentation:style-name="pr9" draw:text-style-name="P3" draw:layer="layout" svg:width="25.199cm" svg:height="9.604cm" svg:x="1.4cm" svg:y="4.507cm" presentation:class="outline" presentation:user-transformed="true">
          <draw:text-box>
            <text:list text:style-name="L3">
              <text:list-item>
                <text:p text:style-name="P3">Follow pointers to get to the right <text:span text:style-name="T2">spo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Create</text:span> a new node with the given carg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hread</text:span> new node into the 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ewitem</text:span><text:span text:style-name="T7"> = Node(</text:span><text:span text:style-name="T5">data</text:span><text:span text:style-name="T7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ewitem</text:span><text:span text:style-name="T7">.</text:span><text:span text:style-name="T5">next</text:span><text:span text:style-name="T7"> = </text:span><text:span text:style-name="T9">cur</text:span><text:span text:style-name="T7">.</text:span><text:span text:style-name="T5">nex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cur</text:span><text:span text:style-name="T7">.</text:span><text:span text:style-name="T5">next</text:span><text:span text:style-name="T7"> = </text:span><text:span text:style-name="T9">newite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What about inserting at <text:span text:style-name="T2">head</text:span> of list?</text:p>
                  </text:list-item>
                </text:list>
              </text:list-item>
            </text:list>
          </draw:text-box>
        </draw:frame>
        <draw:rect draw:style-name="gr3" draw:text-style-name="P13" draw:id="id7" draw:layer="layout" svg:width="1.905cm" svg:height="1.905cm" svg:x="6.65cm" svg:y="14.13cm">
          <text:p text:style-name="P12"><text:span text:style-name="T10">data</text:span></text:p>
        </draw:rect>
        <draw:rect draw:style-name="gr3" draw:text-style-name="P13" draw:layer="layout" svg:width="1.905cm" svg:height="1.905cm" svg:x="8.551cm" svg:y="14.131cm">
          <text:p text:style-name="P12"><text:span text:style-name="T10">next</text:span></text:p>
        </draw:rect>
        <draw:rect draw:style-name="gr3" draw:text-style-name="P13" draw:id="id6" draw:layer="layout" svg:width="1.905cm" svg:height="1.905cm" svg:x="12.27cm" svg:y="17.374cm">
          <text:p text:style-name="P12"><text:span text:style-name="T10">data</text:span></text:p>
        </draw:rect>
        <draw:rect draw:style-name="gr3" draw:text-style-name="P13" draw:layer="layout" svg:width="1.905cm" svg:height="1.905cm" svg:x="14.171cm" svg:y="17.375cm">
          <text:p text:style-name="P12"><text:span text:style-name="T10">next</text:span></text:p>
        </draw:rect>
        <draw:rect draw:style-name="gr3" draw:text-style-name="P13" draw:id="id5" draw:layer="layout" svg:width="1.905cm" svg:height="1.905cm" svg:x="17.985cm" svg:y="14.1cm">
          <text:p text:style-name="P12"><text:span text:style-name="T10">data</text:span></text:p>
        </draw:rect>
        <draw:rect draw:style-name="gr3" draw:text-style-name="P13" draw:layer="layout" svg:width="1.905cm" svg:height="1.905cm" svg:x="19.886cm" svg:y="14.101cm">
          <text:p text:style-name="P12"><text:span text:style-name="T10">next</text:span></text:p>
        </draw:rect>
        <draw:connector draw:style-name="gr4" draw:text-style-name="P7" draw:id="id8" draw:layer="layout" draw:type="line" svg:x1="9.565cm" svg:y1="15.553cm" svg:x2="17.985cm" svg:y2="15.052cm" draw:end-shape="id5" draw:end-glue-point="3">
          <text:p text:style-name="P1"/>
        </draw:connector>
        <draw:connector draw:style-name="gr4" draw:text-style-name="P7" draw:layer="layout" draw:type="line" svg:x1="10.254cm" svg:y1="18.322cm" svg:x2="12.27cm" svg:y2="18.326cm" draw:end-shape="id6" draw:end-glue-point="3">
          <text:p text:style-name="P1"/>
        </draw:connector>
        <draw:connector draw:style-name="gr7" draw:text-style-name="P7" draw:layer="layout" draw:type="line" svg:x1="5.069cm" svg:y1="15.104cm" svg:x2="6.65cm" svg:y2="15.082cm" draw:end-shape="id7" draw:end-glue-point="3">
          <text:p text:style-name="P1"/>
        </draw:connector>
        <draw:connector draw:style-name="gr8" draw:text-style-name="P7" draw:layer="layout" draw:type="line" svg:x1="9.565cm" svg:y1="15.553cm" svg:x2="12.27cm" svg:y2="18.326cm" draw:start-shape="id8" draw:start-glue-point="2">
          <text:p text:style-name="P1"/>
        </draw:connector>
        <draw:connector draw:style-name="gr8" draw:text-style-name="P7" draw:layer="layout" draw:type="line" svg:x1="15.223cm" svg:y1="17.678cm" svg:x2="17.985cm" svg:y2="15.052cm" draw:end-shape="id5" draw:end-glue-point="3">
          <text:p text:style-name="P1"/>
        </draw:connector>
        <draw:frame draw:style-name="gr5" draw:text-style-name="P15" draw:layer="layout" svg:width="3.142cm" svg:height="1.062cm" svg:x="6.803cm" svg:y="17.652cm">
          <draw:text-box>
            <text:p text:style-name="P1"><text:span text:style-name="T14">newitem</text:span></text:p>
          </draw:text-box>
        </draw:frame>
        <draw:frame draw:style-name="gr5" draw:text-style-name="P15" draw:layer="layout" svg:width="1.588cm" svg:height="1.062cm" svg:x="3.975cm" svg:y="14.153cm">
          <draw:text-box>
            <text:p text:style-name="P1"><text:span text:style-name="T14">cu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Insert() method: code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6"><text:span text:style-name="T4">def</text:span><text:span text:style-name="T7"> </text:span><text:span text:style-name="T6">insert</text:span><text:span text:style-name="T7"> (self, </text:span><text:span text:style-name="T5">n</text:span><text:span text:style-name="T7">, </text:span><text:span text:style-name="T5">data</text:span><text:span text:style-name="T7">=</text:span><text:span text:style-name="T8">None</text:span><text:span text:style-name="T7">):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"""Insert a new node into linked list at position n."""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newitem</text:span><text:span text:style-name="T7"> = Node(</text:span><text:span text:style-name="T5">data</text:span><text:span text:style-name="T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if n == 0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15"># new head: modify self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ewitem</text:span><text:span text:style-name="T7">.</text:span><text:span text:style-name="T5">next</text:span><text:span text:style-name="T7"> = </text:span><text:span text:style-name="T9">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self</text:span><text:span text:style-name="T7"> = </text:span><text:span text:style-name="T9">newite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7">else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cur</text:span><text:span text:style-name="T7"> = sel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for</text:span><text:span text:style-name="T7"> idx </text:span><text:span text:style-name="T4">in</text:span><text:span text:style-name="T7"> </text:span><text:span text:style-name="T8">range</text:span><text:span text:style-name="T7">(</text:span><text:span text:style-name="T5">n</text:span><text:span text:style-name="T7">-1):</text:span><text:span text:style-name="T7"><text:tab/></text:span><text:span text:style-name="T7"><text:tab/></text:span><text:span text:style-name="T15"># get to proper posi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cur</text:span><text:span text:style-name="T7"> = </text:span><text:span text:style-name="T9">cur</text:span><text:span text:style-name="T7">.</text:span><text:span text:style-name="T5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newitem</text:span><text:span text:style-name="T7">.</text:span><text:span text:style-name="T5">next</text:span><text:span text:style-name="T7"> = </text:span><text:span text:style-name="T9">cur</text:span><text:span text:style-name="T7">.</text:span><text:span text:style-name="T5">nex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9">cur</text:span><text:span text:style-name="T7">.</text:span><text:span text:style-name="T5">next</text:span><text:span text:style-name="T7"> = </text:span><text:span text:style-name="T9">newit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leting from a linked list</text:p>
          </draw:text-box>
        </draw:frame>
        <draw:frame presentation:style-name="pr10" draw:text-style-name="P3" draw:layer="layout" svg:width="25.199cm" svg:height="7.558cm" svg:x="1.4cm" svg:y="4.507cm" presentation:class="outline" presentation:user-transformed="true">
          <draw:text-box>
            <text:list text:style-name="L3">
              <text:list-item>
                <text:p text:style-name="P3">Follow pointers to find the item we want to <text:span text:style-name="T2">delet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Sew</text:span> up links to skip over the i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allocate</text:span> the item from memo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tmp</text:span><text:span text:style-name="T16"> = </text:span><text:span text:style-name="T9">cur</text:span><text:span text:style-name="T16">.</text:span><text:span text:style-name="T5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9">cur</text:span><text:span text:style-name="T16">.</text:span><text:span text:style-name="T5">next</text:span><text:span text:style-name="T16"> = </text:span><text:span text:style-name="T9">tmp</text:span><text:span text:style-name="T16">.</text:span><text:span text:style-name="T5">nex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del</text:span><text:span text:style-name="T16"> </text:span><text:span text:style-name="T9">tm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3" draw:text-style-name="P13" draw:id="id11" draw:layer="layout" svg:width="1.905cm" svg:height="1.905cm" svg:x="5.85cm" svg:y="12.73cm">
          <text:p text:style-name="P12"><text:span text:style-name="T10">data</text:span></text:p>
        </draw:rect>
        <draw:rect draw:style-name="gr3" draw:text-style-name="P13" draw:layer="layout" svg:width="1.905cm" svg:height="1.905cm" svg:x="7.751cm" svg:y="12.731cm">
          <text:p text:style-name="P12"><text:span text:style-name="T10">next</text:span></text:p>
        </draw:rect>
        <draw:rect draw:style-name="gr3" draw:text-style-name="P13" draw:id="id10" draw:layer="layout" svg:width="1.905cm" svg:height="1.905cm" svg:x="11.47cm" svg:y="15.974cm">
          <text:p text:style-name="P12"><text:span text:style-name="T10">data</text:span></text:p>
        </draw:rect>
        <draw:rect draw:style-name="gr3" draw:text-style-name="P13" draw:layer="layout" svg:width="1.905cm" svg:height="1.905cm" svg:x="13.371cm" svg:y="15.975cm">
          <text:p text:style-name="P12"><text:span text:style-name="T10">next</text:span></text:p>
        </draw:rect>
        <draw:rect draw:style-name="gr3" draw:text-style-name="P13" draw:id="id9" draw:layer="layout" svg:width="1.905cm" svg:height="1.905cm" svg:x="17.185cm" svg:y="12.7cm">
          <text:p text:style-name="P12"><text:span text:style-name="T10">data</text:span></text:p>
        </draw:rect>
        <draw:rect draw:style-name="gr3" draw:text-style-name="P13" draw:layer="layout" svg:width="1.905cm" svg:height="1.905cm" svg:x="19.086cm" svg:y="12.701cm">
          <text:p text:style-name="P12"><text:span text:style-name="T10">next</text:span></text:p>
        </draw:rect>
        <draw:connector draw:style-name="gr4" draw:text-style-name="P7" draw:id="id12" draw:layer="layout" draw:type="line" svg:x1="8.765cm" svg:y1="14.153cm" svg:x2="17.185cm" svg:y2="13.652cm" draw:end-shape="id9" draw:end-glue-point="3">
          <text:p text:style-name="P1"/>
        </draw:connector>
        <draw:connector draw:style-name="gr4" draw:text-style-name="P7" draw:layer="layout" draw:type="line" svg:x1="9.454cm" svg:y1="16.922cm" svg:x2="11.47cm" svg:y2="16.926cm" draw:end-shape="id10" draw:end-glue-point="3">
          <text:p text:style-name="P1"/>
        </draw:connector>
        <draw:connector draw:style-name="gr6" draw:text-style-name="P7" draw:layer="layout" draw:type="line" svg:x1="4.269cm" svg:y1="13.704cm" svg:x2="5.85cm" svg:y2="13.682cm" draw:end-shape="id11" draw:end-glue-point="3">
          <text:p text:style-name="P1"/>
        </draw:connector>
        <draw:connector draw:style-name="gr8" draw:text-style-name="P7" draw:layer="layout" draw:type="line" svg:x1="8.765cm" svg:y1="14.153cm" svg:x2="11.47cm" svg:y2="16.926cm" draw:start-shape="id12" draw:start-glue-point="2">
          <text:p text:style-name="P1"/>
        </draw:connector>
        <draw:connector draw:style-name="gr8" draw:text-style-name="P7" draw:layer="layout" draw:type="line" svg:x1="14.423cm" svg:y1="16.278cm" svg:x2="17.185cm" svg:y2="13.652cm" draw:end-shape="id9" draw:end-glue-point="3">
          <text:p text:style-name="P1"/>
        </draw:connector>
        <draw:frame draw:style-name="gr5" draw:text-style-name="P15" draw:layer="layout" svg:width="1.766cm" svg:height="1.062cm" svg:x="7.703cm" svg:y="16.252cm">
          <draw:text-box>
            <text:p text:style-name="P1"><text:span text:style-name="T14">tmp</text:span></text:p>
          </draw:text-box>
        </draw:frame>
        <draw:frame draw:style-name="gr9" draw:text-style-name="P15" draw:layer="layout" svg:width="1.488cm" svg:height="0.962cm" svg:x="3.175cm" svg:y="12.803cm">
          <draw:text-box>
            <text:p text:style-name="P1"><text:span text:style-name="T14">cur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Linked lists: algorithmic efficiency</text:p>
          </draw:text-box>
        </draw:frame>
        <draw:frame presentation:style-name="pr5" draw:text-style-name="P3" draw:layer="layout" svg:width="25.199cm" svg:height="15.306cm" svg:x="1.4cm" svg:y="3.907cm" presentation:class="outline" presentation:user-transformed="true">
          <draw:text-box>
            <text:list text:style-name="L3">
              <text:list-item>
                <text:p text:style-name="P3"><text:span text:style-name="T2">Big-O</text:span> notation: <text:span text:style-name="T12">O(n)</text:span> means # operations varies linearly with <text:span text:style-name="T12">n</text:span></text:p>
              </text:list-item>
            </text:list>
            <text:list text:style-name="L3">
              <text:list-item>
                <text:p text:style-name="P3">For a <text:span text:style-name="T2">linked list</text:span> with <text:span text:style-name="T12">n</text:span> items:</text:p>
              </text:list-item>
            </text:list>
            <text:list text:style-name="L3">
              <text:list-item>
                <text:list>
                  <text:list-item>
                    <text:p text:style-name="P4">Insert at <text:span text:style-name="T2">head</text:span>: don't have to traverse list: <text:span text:style-name="T12">O(1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end to <text:span text:style-name="T2">tail</text:span>: must walk list: <text:span text:style-name="T12">O(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l <text:span text:style-name="T2">insert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Worst</text:span>-case: <text:span text:style-name="T12">O(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Average</text:span>-case: O(n/2), which is also <text:span text:style-name="T12">O(n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Deleting</text:span>: also <text:span text:style-name="T12">O(n)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Double-headed list (keep a </text:span><text:span text:style-name="T2">tail pointer</text:span><text:span text:style-name="T3">):</text:span></text:p>
              </text:list-item>
            </text:list>
            <text:list text:style-name="L3">
              <text:list-item>
                <text:list>
                  <text:list-item>
                    <text:p text:style-name="P4">Speeds up append-to-tail to <text:span text:style-name="T12">O(1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ariants of linked lis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Circularly</text:span> linked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2">tail</text:span>.<text:span text:style-name="T12">next</text:span> = <text:span text:style-name="T2">hea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How to keep from infinite loop?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Bidirectional</text:span> linked list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class</text:span><text:span text:style-name="T5"> </text:span><text:span text:style-name="T6">Node</text:span><text:span text:style-name="T7">: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def</text:span><text:span text:style-name="T7"> </text:span><text:span text:style-name="T6">__init__</text:span><text:span text:style-name="T7">(self, </text:span><text:span text:style-name="T5">data</text:span><text:span text:style-name="T7">=</text:span><text:span text:style-name="T8">None</text:span><text:span text:style-name="T7">, </text:span><text:span text:style-name="T5">prev</text:span><text:span text:style-name="T7">=</text:span><text:span text:style-name="T8">None, </text:span><text:span text:style-name="T5">next</text:span><text:span text:style-name="T7">=</text:span><text:span text:style-name="T8">None</text:span><text:span text:style-name="T7">)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self.</text:span><text:span text:style-name="T5">data</text:span><text:span text:style-name="T7"> = </text:span><text:span text:style-name="T5">data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self.</text:span><text:span text:style-name="T5">prev</text:span><text:span text:style-name="T7"> = </text:span><text:span text:style-name="T5">pre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7">self.</text:span><text:span text:style-name="T5">next</text:span><text:span text:style-name="T7"> = </text:span><text:span text:style-name="T5">nex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2">Lab09 </text:span><text:span text:style-name="T3">due </text:span><text:span text:style-name="T12">Wed</text:span><text:span text:style-name="T3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Knight's tou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HW10</text:span> due <text:span text:style-name="T12">Fri</text:span></text:p>
              </text:list-item>
            </text:list>
            <text:list text:style-name="L3">
              <text:list-item>
                <text:p text:style-name="P3"><text:span text:style-name="T2">Lab10</text:span> due <text:span text:style-name="T12">next week</text:span>:</text:p>
              </text:list-item>
            </text:list>
            <text:list text:style-name="L3">
              <text:list-item>
                <text:list>
                  <text:list-item>
                    <text:p text:style-name="P4">Implement one of your old Lab04-07 in M2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ull lab-writeup (may reuse old writeup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2">Paper</text:span> due next <text:span text:style-name="T12">Mon</text:span>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3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3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3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Sean Ho</meta:initial-creator>
    <meta:creation-date>2006-10-30T09:58:23</meta:creation-date>
    <dc:creator>Sean Ho</dc:creator>
    <dc:date>2007-11-26T14:32:19</dc:date>
    <meta:editing-cycles>59</meta:editing-cycles>
    <meta:editing-duration>P1DT0H55M21S</meta:editing-duration>
    <meta:user-defined meta:name="Info 1"/>
    <meta:user-defined meta:name="Info 2"/>
    <meta:user-defined meta:name="Info 3"/>
    <meta:user-defined meta:name="Info 4"/>
    <meta:document-statistic meta:object-count="253"/>
  </office:meta>
</office:document-meta>
</file>